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9.05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494cm" table:align="margins"/>
    </style:style>
    <style:style style:name="Table2.A" style:family="table-column">
      <style:table-column-properties style:column-width="0.919cm" style:rel-column-width="3887*"/>
    </style:style>
    <style:style style:name="Table2.B" style:family="table-column">
      <style:table-column-properties style:column-width="0.975cm" style:rel-column-width="4125*"/>
    </style:style>
    <style:style style:name="Table2.C" style:family="table-column">
      <style:table-column-properties style:column-width="5.486cm" style:rel-column-width="23202*"/>
    </style:style>
    <style:style style:name="Table2.D" style:family="table-column">
      <style:table-column-properties style:column-width="8.114cm" style:rel-column-width="34321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padding="0.097cm" fo:border-left="none" fo:border-right="none" fo:border-top="none" fo:border-bottom="0.002cm solid #000000"/>
    </style:style>
    <style:style style:name="Table7" style:family="table">
      <style:table-properties style:width="7.936cm" fo:margin-left="7.641cm" fo:margin-right="-0.083cm" table:align="margins"/>
    </style:style>
    <style:style style:name="Table7.A" style:family="table-column">
      <style:table-column-properties style:column-width="7.936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fo:font-weight="bold" style:font-weight-asian="bold" style:font-name-complex="Tahoma" style:font-weight-complex="bold"/>
    </style:style>
    <style:style style:name="P1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/>
      <style:text-properties style:font-name="Tahoma" fo:font-size="6pt" fo:font-weight="bold" style:font-size-asian="6pt" style:font-weight-asian="bold" style:font-name-complex="Tahoma" style:font-size-complex="6pt" style:font-weight-complex="bold"/>
    </style:style>
    <style:style style:name="P20" style:family="paragraph" style:parent-style-name="Table_20_Contents">
      <style:paragraph-properties fo:margin-top="0cm" fo:margin-bottom="0cm"/>
      <style:text-properties style:font-name="Tahoma" fo:font-size="6pt" style:font-size-asian="6pt" style:font-name-complex="Tahoma" style:font-size-complex="6pt"/>
    </style:style>
    <style:style style:name="P21" style:family="paragraph" style:parent-style-name="Table_20_Contents"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>BA-1</text:p>
          </table:table-cell>
        </table:table-row>
        <table:table-row>
          <table:table-cell table:style-name="Table1.A1" table:number-columns-spanned="5" office:value-type="string">
            <text:p text:style-name="P5"/>
            <text:p text:style-name="P6">BERITA ACARA PEMERIKSAAN</text:p>
            <text:p text:style-name="P6">{isi5}</text:p>
            <text:p text:style-name="P6"/>
            <text:p text:style-name="P7">NOMOR : {no_surat}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<text:s text:c="5"/>Pada hari ini {hari_surat} tanggal {isi1} bertempat di {isi2}, saya Jaksa Penyidik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1"><text:span text:style-name="T2">[!-- BEGIN Jaksa --]</text:span>{noUrut}</text:p>
          </table:table-cell>
          <table:table-cell table:style-name="Table1.A1" office:value-type="string">
            <text:p text:style-name="P18">Nama</text:p>
          </table:table-cell>
          <table:table-cell table:style-name="Table1.A1" office:value-type="string">
            <text:p text:style-name="P16">: </text:p>
          </table:table-cell>
          <table:table-cell table:style-name="Table1.A1" office:value-type="string">
            <text:p text:style-name="P16">{namaJaksa}</text:p>
          </table:table-cell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Pangkat</text:p>
          </table:table-cell>
          <table:table-cell table:style-name="Table1.A1" office:value-type="string">
            <text:p text:style-name="P18">: </text:p>
          </table:table-cell>
          <table:table-cell table:style-name="Table1.A1" office:value-type="string">
            <text:p text:style-name="P18">{pangkatJaksa}</text:p>
          </table:table-cell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NIP</text:p>
          </table:table-cell>
          <table:table-cell table:style-name="Table1.A1" office:value-type="string">
            <text:p text:style-name="P18">: </text:p>
          </table:table-cell>
          <table:table-cell table:style-name="Table1.A1" office:value-type="string">
            <text:p text:style-name="P18">{nipJaks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>[!-- END Jaksa --]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4"><text:s text:c="5"/>Berdasarkan Surat Perintah Penyidikan Nomor {isi3} tanggal {isi4} telah memeriksa seorang yang dihadapan saya mengaku: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ama_tersangk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tempat_lahir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umur}/ {tgl_lahir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jenis_kelami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kewarganegaraa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alamat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agama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kerjaan}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ndidikan}</text:p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4"><text:s text:c="5"/>Ia diperiksa sebagai {isi5} dalam perkara tersangka {isi6}. Atas pertanyaan saya, {isi5} memberikan jawaban/keterangan sebagai berikut:</text:p>
            <text:p text:style-name="P2"><text:soft-pag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1"/>
                </table:table-cell>
                <table:table-cell table:style-name="Table2.A1" table:number-columns-spanned="2" office:value-type="string">
                  <text:p text:style-name="P15">PERTANYAAN:</text:p>
                </table:table-cell>
                <table:covered-table-cell/>
                <table:table-cell table:style-name="Table2.A1" office:value-type="string">
                  <text:p text:style-name="P15">JAWABAN:</text:p>
                  <text:p text:style-name="P19"/>
                </table:table-cell>
              </table:table-row>
              <table:table-row>
                <table:table-cell table:style-name="Table2.A1" office:value-type="string">
                  <text:p text:style-name="P16"><text:span text:style-name="T1">[!-- BEGIN JWB --]</text:span>{no_urut}.</text:p>
                </table:table-cell>
                <table:table-cell table:style-name="Table2.A1" table:number-columns-spanned="3" office:value-type="string">
                  <text:p text:style-name="P17">{pertanyaan}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7">{no_urut}.</text:p>
                </table:table-cell>
                <table:table-cell table:style-name="Table2.A1" table:number-columns-spanned="2" office:value-type="string">
                  <text:p text:style-name="P17">{jawaban}</text:p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20">[!-- END JWB --]</text:p>
                </table:table-cell>
                <table:table-cell table:style-name="Table2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<text:s text:c="5"/>Setelah selesai, Berita Acara Permintaan Keterangan ini dibaca kembali oleh yang dimintai keterangan dan ia tetap pada keterangan di atas serta membenarkan dengan membubuhkan tanda tangan di bawah ini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Yang dimintai keterangan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3" office:value-type="string">
                  <text:p text:style-name="P3">{nama_saksi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<text:s text:c="5"/>Demikian Berita Acara Pemintaan Keterangan ini dibuat dengan sebenarnya atas kekuatan sumpah jabatan kemudian ditutup dan ditandatangani pada hari, tanggal dan tempat seperti tersebut di at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>Yang meminta keterangan</text:p>
                </table:table-cell>
              </table:table-row>
              <table:table-row>
                <table:table-cell table:style-name="Table7.A1" office:value-type="string">
                  <text:p text:style-name="P3">[!-- BEGIN ttdJaksa --]</text:p>
                  <text:p text:style-name="P3"/>
                  <text:p text:style-name="P3"/>
                  <text:p text:style-name="P3"/>
                  <text:p text:style-name="P3"/>
                  <text:p text:style-name="P3">{namaJaksa}</text:p>
                </table:table-cell>
              </table:table-row>
              <table:table-row>
                <table:table-cell table:style-name="Table7.A3" office:value-type="string">
                  <text:p text:style-name="P3">{pangkatJaksa}/NIP. {nipJaksa}</text:p>
                </table:table-cell>
              </table:table-row>
              <table:table-row>
                <table:table-cell table:style-name="Table7.A1" office:value-type="string">
                  <text:p text:style-name="P12">[!-- END ttdJaksa --]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2-02T09:38:45.63</dc:date>
    <meta:editing-cycles>26</meta:editing-cycles>
    <meta:editing-duration>PT17H16M8S</meta:editing-duration>
    <meta:document-statistic meta:table-count="4" meta:image-count="0" meta:object-count="0" meta:page-count="2" meta:paragraph-count="72" meta:word-count="210" meta:character-count="1435"/>
    <meta:template xlink:type="simple" xlink:actuate="onRequest" xlink:title="" xlink:href="../pidsus14report.odt/Normal.dotm"/>
  </office:meta>
</office:document-meta>
</file>